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96ee0" officeooo:paragraph-rsid="00096ee0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96ee0" officeooo:paragraph-rsid="00096ee0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96ee0" officeooo:paragraph-rsid="00096ee0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96ee0" officeooo:paragraph-rsid="00096ee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096ee0"/>
    </style:style>
    <style:style style:name="T1" style:family="text">
      <style:text-properties fo:color="#808080" style:font-name="Lato" fo:font-size="10.6499996185303pt" fo:letter-spacing="normal" fo:font-style="italic" loext:padding="0in" loext:border="none"/>
    </style:style>
    <style:style style:name="T2" style:family="text">
      <style:text-properties style:font-name="Lato" fo:font-size="10.6499996185303pt" fo:letter-spacing="normal" fo:font-style="italic" loext:padding="0in" loext:border="none"/>
    </style:style>
    <style:style style:name="T3" style:family="text">
      <style:text-properties fo:color="#000000" style:font-name="Lato" fo:font-size="10.6499996185303pt" fo:letter-spacing="normal" fo:font-style="italic" loext:padding="0in" loext:border="none"/>
    </style:style>
    <style:style style:name="T4" style:family="text">
      <style:text-properties fo:color="#000000" style:font-name="Lato" fo:font-size="10.6499996185303pt" fo:letter-spacing="normal" fo:font-style="italic" style:font-size-asian="15pt" style:font-size-complex="15pt" loext:padding="0in" loext:border="none"/>
    </style:style>
    <style:style style:name="T5" style:family="text">
      <style:text-properties fo:font-variant="normal" fo:text-transform="none" fo:color="#939393" style:text-line-through-style="none" style:text-line-through-type="none" style:font-name="inherit" fo:font-size="10.6499996185303pt" fo:letter-spacing="normal" fo:font-style="normal" style:text-underline-style="none" fo:font-weight="normal" style:text-blinking="false" fo:background-color="#272727" loext:char-shading-value="0" style:font-size-asian="15pt" style:font-size-complex="15pt" loext:padding="0in" loext:border="none"/>
    </style:style>
    <style:style style:name="T6" style:family="text">
      <style:text-properties fo:font-variant="normal" fo:text-transform="none" fo:color="#939393" style:text-line-through-style="none" style:text-line-through-type="none" style:font-name="inherit" fo:font-size="10.6499996185303pt" fo:letter-spacing="normal" fo:font-style="normal" style:text-underline-style="none" fo:font-weight="normal" style:text-blinking="false" fo:background-color="#ffffff" loext:char-shading-value="0" style:font-size-asian="15pt" style:font-size-complex="15pt" loext:padding="0in" loext:border="none"/>
    </style:style>
    <style:style style:name="T7" style:family="text">
      <style:text-properties fo: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ME DE STAGE DEVELOPPEUR LOGICIELS</text:p>
      <text:p text:style-name="P1"/>
      <text:p text:style-name="P1"/>
      <text:p text:style-name="P1"/>
      <text:p text:style-name="P4">NOM Entreprise : <text:tab/><text:span text:style-name="Emphasis"><text:span text:style-name="T4">SymbioSanté</text:span></text:span></text:p>
      <text:p text:style-name="P4"><text:span text:style-name="Emphasis"><text:span text:style-name="T4">ADRESSE :<text:tab/><text:tab/></text:span></text:span> </text:p>
      <text:p text:style-name="P2"/>
      <text:p text:style-name="P3"><text:span text:style-name="Emphasis"><text:span text:style-name="T3">SymbioSanté est une société de eSanté qui se destine à la promotion des technologies et des services numériques dans le domaine de la Santé à l’usage des particuliers comme des professionnel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09:24:21.045530589</meta:creation-date>
    <dc:date>2017-01-05T09:30:43.332357412</dc:date>
    <meta:editing-duration>PT6M23S</meta:editing-duration>
    <meta:editing-cycles>1</meta:editing-cycles>
    <meta:document-statistic meta:table-count="0" meta:image-count="0" meta:object-count="0" meta:page-count="1" meta:paragraph-count="4" meta:word-count="42" meta:character-count="270" meta:non-whitespace-character-count="228"/>
    <meta:generator>LibreOffice/5.1.4.2$Linux_X86_64 LibreOffice_project/10m0$Build-2</meta:generator>
  </office:meta>
</office:document-meta>
</file>